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6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7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9" style:family="paragraph" style:parent-style-name="Standard">
      <style:text-properties officeooo:paragraph-rsid="00180eb7"/>
    </style:style>
    <style:style style:name="P10" style:family="paragraph" style:parent-style-name="Standard">
      <style:text-properties officeooo:paragraph-rsid="0021e8a6"/>
    </style:style>
    <style:style style:name="P11" style:family="paragraph" style:parent-style-name="Standard">
      <style:text-properties officeooo:rsid="0024e0ad" officeooo:paragraph-rsid="0024e0ad"/>
    </style:style>
    <style:style style:name="P12" style:family="paragraph" style:parent-style-name="Standard">
      <style:text-properties officeooo:rsid="0024e0ad" officeooo:paragraph-rsid="0025867b"/>
    </style:style>
    <style:style style:name="P13" style:family="paragraph" style:parent-style-name="Standard">
      <style:text-properties style:text-underline-style="solid" style:text-underline-width="auto" style:text-underline-color="font-color" officeooo:rsid="002c159a" officeooo:paragraph-rsid="0024e0ad"/>
    </style:style>
    <style:style style:name="P14" style:family="paragraph" style:parent-style-name="Standard">
      <style:text-properties officeooo:paragraph-rsid="00701329"/>
    </style:style>
    <style:style style:name="P15" style:family="paragraph" style:parent-style-name="Table_20_Contents">
      <style:text-properties officeooo:rsid="00132bc4" officeooo:paragraph-rsid="00132bc4"/>
    </style:style>
    <style:style style:name="P16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7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9" style:family="paragraph" style:parent-style-name="Table_20_Contents">
      <style:text-properties officeooo:rsid="00132bc4" officeooo:paragraph-rsid="00180eb7"/>
    </style:style>
    <style:style style:name="P20" style:family="paragraph" style:parent-style-name="Table_20_Contents">
      <style:text-properties officeooo:rsid="00132bc4" officeooo:paragraph-rsid="0021e8a6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6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2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6" style:family="paragraph" style:parent-style-name="Table_20_Contents">
      <style:text-properties fo:font-size="10pt" officeooo:paragraph-rsid="0021e8a6" style:font-size-asian="10pt" style:font-size-complex="10pt"/>
    </style:style>
    <style:style style:name="P37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8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9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3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officeooo:rsid="00144310" officeooo:paragraph-rsid="00144310"/>
    </style:style>
    <style:style style:name="P65" style:family="paragraph" style:parent-style-name="Table_20_Contents">
      <style:text-properties officeooo:rsid="00144310" officeooo:paragraph-rsid="00180eb7"/>
    </style:style>
    <style:style style:name="P66" style:family="paragraph" style:parent-style-name="Table_20_Contents">
      <style:text-properties officeooo:rsid="00144310" officeooo:paragraph-rsid="0021e8a6"/>
    </style:style>
    <style:style style:name="P67" style:family="paragraph" style:parent-style-name="Table_20_Contents">
      <style:text-properties officeooo:paragraph-rsid="00180eb7"/>
    </style:style>
    <style:style style:name="P68" style:family="paragraph" style:parent-style-name="Table_20_Contents">
      <style:text-properties officeooo:paragraph-rsid="0021e8a6"/>
    </style:style>
    <style:style style:name="P69" style:family="paragraph" style:parent-style-name="Table_20_Contents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6" style:family="paragraph" style:parent-style-name="Table_20_Contents">
      <style:text-properties officeooo:rsid="0080041e" officeooo:paragraph-rsid="0080041e"/>
    </style:style>
    <style:style style:name="P77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78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79" style:family="paragraph" style:parent-style-name="Table_20_Contents">
      <style:text-properties officeooo:rsid="00829edc" officeooo:paragraph-rsid="0080041e"/>
    </style:style>
    <style:style style:name="P80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1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2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4" style:family="paragraph" style:parent-style-name="Table_20_Contents">
      <style:text-properties officeooo:rsid="00829edc" officeooo:paragraph-rsid="0085a84a"/>
    </style:style>
    <style:style style:name="P85" style:family="paragraph" style:parent-style-name="Table_20_Contents">
      <style:text-properties officeooo:rsid="00835169" officeooo:paragraph-rsid="00835169"/>
    </style:style>
    <style:style style:name="P86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7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88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0" style:family="paragraph" style:parent-style-name="Text_20_body">
      <style:text-properties officeooo:rsid="000f24d9" officeooo:paragraph-rsid="000f24d9"/>
    </style:style>
    <style:style style:name="P91" style:family="paragraph" style:parent-style-name="Text_20_body">
      <style:text-properties officeooo:rsid="001cc19d" officeooo:paragraph-rsid="001cc19d"/>
    </style:style>
    <style:style style:name="P92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3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4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5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6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7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98" style:family="paragraph" style:parent-style-name="Text_20_body">
      <style:text-properties fo:font-weight="bold" officeooo:rsid="00a4a16b" officeooo:paragraph-rsid="00ae892b" style:font-weight-asian="bold" style:font-weight-complex="bold"/>
    </style:style>
    <style:style style:name="P99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0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1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08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09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0" style:family="paragraph" style:parent-style-name="Text_20_body">
      <style:text-properties fo:font-weight="bold" officeooo:rsid="00adb190" officeooo:paragraph-rsid="00adb190" style:font-weight-asian="bold" style:font-weight-complex="bold"/>
    </style:style>
    <style:style style:name="P111" style:family="paragraph" style:parent-style-name="Text_20_body">
      <style:text-properties fo:font-weight="bold" officeooo:paragraph-rsid="00bc9323" style:font-weight-asian="bold" style:font-weight-complex="bold"/>
    </style:style>
    <style:style style:name="P112" style:family="paragraph" style:parent-style-name="Text_20_body">
      <style:text-properties fo:font-weight="bold" officeooo:rsid="00aeea36" officeooo:paragraph-rsid="00aeea36" style:font-weight-asian="bold" style:font-weight-complex="bold"/>
    </style:style>
    <style:style style:name="P113" style:family="paragraph" style:parent-style-name="Text_20_body">
      <style:text-properties fo:font-weight="bold" officeooo:rsid="00bf1bf9" officeooo:paragraph-rsid="00bf1bf9" style:font-weight-asian="bold" style:font-weight-complex="bold"/>
    </style:style>
    <style:style style:name="P114" style:family="paragraph" style:parent-style-name="Text_20_body">
      <style:text-properties fo:font-weight="bold" officeooo:rsid="00b1e9b9" officeooo:paragraph-rsid="00b1e9b9" style:font-weight-asian="bold" style:font-weight-complex="bold"/>
    </style:style>
    <style:style style:name="P115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16" style:family="paragraph" style:parent-style-name="Text_20_body">
      <style:text-properties officeooo:paragraph-rsid="001fe097"/>
    </style:style>
    <style:style style:name="P117" style:family="paragraph" style:parent-style-name="Text_20_body">
      <style:text-properties officeooo:rsid="001fe097" officeooo:paragraph-rsid="001fe097"/>
    </style:style>
    <style:style style:name="P118" style:family="paragraph" style:parent-style-name="Text_20_body">
      <style:text-properties officeooo:rsid="00447e98" officeooo:paragraph-rsid="00447e98"/>
    </style:style>
    <style:style style:name="P119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20" style:family="paragraph" style:parent-style-name="Text_20_body">
      <style:text-properties officeooo:rsid="004671d4" officeooo:paragraph-rsid="004671d4"/>
    </style:style>
    <style:style style:name="P121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22" style:family="paragraph" style:parent-style-name="Text_20_body">
      <style:text-properties officeooo:rsid="0047c3a4" officeooo:paragraph-rsid="0047c3a4"/>
    </style:style>
    <style:style style:name="P123" style:family="paragraph" style:parent-style-name="Text_20_body">
      <style:text-properties officeooo:rsid="005ea977" officeooo:paragraph-rsid="00609b51"/>
    </style:style>
    <style:style style:name="P124" style:family="paragraph" style:parent-style-name="Text_20_body">
      <style:text-properties officeooo:rsid="005ea977" officeooo:paragraph-rsid="0068dc67"/>
    </style:style>
    <style:style style:name="P125" style:family="paragraph" style:parent-style-name="Text_20_body">
      <style:text-properties officeooo:rsid="005ea977" officeooo:paragraph-rsid="0068f0fa"/>
    </style:style>
    <style:style style:name="P126" style:family="paragraph" style:parent-style-name="Text_20_body">
      <style:text-properties officeooo:rsid="005ea977" officeooo:paragraph-rsid="006a11e8"/>
    </style:style>
    <style:style style:name="P127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8" style:family="paragraph" style:parent-style-name="Text_20_body">
      <style:text-properties style:text-underline-style="none" officeooo:rsid="00bdee48" officeooo:paragraph-rsid="00bdee48"/>
    </style:style>
    <style:style style:name="P129" style:family="paragraph" style:parent-style-name="Text_20_body">
      <style:text-properties style:text-underline-style="none" officeooo:rsid="0097dc89" officeooo:paragraph-rsid="00b06f6e"/>
    </style:style>
    <style:style style:name="P130" style:family="paragraph" style:parent-style-name="Text_20_body">
      <style:text-properties officeooo:rsid="0087c024" officeooo:paragraph-rsid="0087c024"/>
    </style:style>
    <style:style style:name="P131" style:family="paragraph" style:parent-style-name="Text_20_body">
      <style:text-properties officeooo:rsid="00a618b9" officeooo:paragraph-rsid="00a618b9"/>
    </style:style>
    <style:style style:name="P132" style:family="paragraph" style:parent-style-name="Text_20_body">
      <style:text-properties officeooo:rsid="00a120fc" officeooo:paragraph-rsid="00a120fc"/>
    </style:style>
    <style:style style:name="P133" style:family="paragraph" style:parent-style-name="Text_20_body">
      <style:text-properties officeooo:rsid="00a81be2" officeooo:paragraph-rsid="00a93696"/>
    </style:style>
    <style:style style:name="P134" style:family="paragraph" style:parent-style-name="Text_20_body">
      <style:text-properties officeooo:paragraph-rsid="00507e69"/>
    </style:style>
    <style:style style:name="P135" style:family="paragraph" style:parent-style-name="Text_20_body">
      <style:text-properties officeooo:rsid="00ac4309" officeooo:paragraph-rsid="00a93696"/>
    </style:style>
    <style:style style:name="P136" style:family="paragraph" style:parent-style-name="Text_20_body">
      <style:text-properties officeooo:rsid="00ae2d86" officeooo:paragraph-rsid="00a93696"/>
    </style:style>
    <style:style style:name="P137" style:family="paragraph" style:parent-style-name="Text_20_body">
      <style:text-properties officeooo:rsid="00b0cc9b" officeooo:paragraph-rsid="00b0cc9b"/>
    </style:style>
    <style:style style:name="P138" style:family="paragraph" style:parent-style-name="Text_20_body">
      <style:text-properties officeooo:rsid="00ab27f3" officeooo:paragraph-rsid="00ab27f3"/>
    </style:style>
    <style:style style:name="P139" style:family="paragraph" style:parent-style-name="Text_20_body">
      <style:text-properties officeooo:rsid="00a73a70" officeooo:paragraph-rsid="00a73a70"/>
    </style:style>
    <style:style style:name="P140" style:family="paragraph" style:parent-style-name="Text_20_body">
      <style:text-properties fo:font-weight="normal" officeooo:rsid="00b5f66a" officeooo:paragraph-rsid="00b5f66a" style:font-weight-asian="normal" style:font-weight-complex="normal"/>
    </style:style>
    <style:style style:name="P141" style:family="paragraph" style:parent-style-name="Text_20_body">
      <style:text-properties officeooo:rsid="00b69f40" officeooo:paragraph-rsid="00b69f40"/>
    </style:style>
    <style:style style:name="P142" style:family="paragraph" style:parent-style-name="Heading_20_3">
      <style:text-properties officeooo:rsid="006dea20" officeooo:paragraph-rsid="006dea20"/>
    </style:style>
    <style:style style:name="P143" style:family="paragraph" style:parent-style-name="Heading_20_3">
      <style:text-properties officeooo:paragraph-rsid="0087a4f3"/>
    </style:style>
    <style:style style:name="P144" style:family="paragraph" style:parent-style-name="Heading_20_3">
      <style:text-properties officeooo:rsid="00447e98" officeooo:paragraph-rsid="00447e98"/>
    </style:style>
    <style:style style:name="P145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46" style:family="paragraph" style:parent-style-name="Text_20_body">
      <style:text-properties fo:font-weight="bold" officeooo:rsid="00b724f7" officeooo:paragraph-rsid="00b724f7" style:font-weight-asian="bold" style:font-weight-complex="bold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officeooo:rsid="00b724f7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06f6e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b724f7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5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solid" style:text-underline-width="auto" style:text-underline-color="font-color" fo:font-weight="normal" officeooo:rsid="00b06f6e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edb5a" style:font-weight-asian="bold" style:font-weight-complex="bold"/>
    </style:style>
    <style:style style:name="T51" style:family="text">
      <style:text-properties fo:font-weight="bold" officeooo:rsid="003cbbeb" style:font-weight-asian="bold" style:font-weight-complex="bold"/>
    </style:style>
    <style:style style:name="T52" style:family="text">
      <style:text-properties fo:font-weight="bold" officeooo:rsid="002fff7d" style:font-weight-asian="bold" style:font-weight-complex="bold"/>
    </style:style>
    <style:style style:name="T53" style:family="text">
      <style:text-properties fo:font-weight="bold" officeooo:rsid="00829edc" style:font-weight-asian="bold" style:font-weight-complex="bold"/>
    </style:style>
    <style:style style:name="T54" style:family="text">
      <style:text-properties fo:font-weight="bold" officeooo:rsid="0085a84a" style:font-weight-asian="bold" style:font-weight-complex="bold"/>
    </style:style>
    <style:style style:name="T55" style:family="text">
      <style:text-properties fo:font-weight="bold" officeooo:rsid="008710da" style:font-weight-asian="bold" style:font-weight-complex="bold"/>
    </style:style>
    <style:style style:name="T56" style:family="text">
      <style:text-properties fo:font-weight="bold" officeooo:rsid="00af3677" style:font-weight-asian="bold" style:font-weight-complex="bold"/>
    </style:style>
    <style:style style:name="T57" style:family="text">
      <style:text-properties officeooo:rsid="0017fd55"/>
    </style:style>
    <style:style style:name="T58" style:family="text">
      <style:text-properties officeooo:rsid="00197232"/>
    </style:style>
    <style:style style:name="T59" style:family="text">
      <style:text-properties officeooo:rsid="001a1df8"/>
    </style:style>
    <style:style style:name="T60" style:family="text">
      <style:text-properties officeooo:rsid="001be258"/>
    </style:style>
    <style:style style:name="T61" style:family="text">
      <style:text-properties officeooo:rsid="001dbf4c"/>
    </style:style>
    <style:style style:name="T62" style:family="text">
      <style:text-properties officeooo:rsid="0021e8a6"/>
    </style:style>
    <style:style style:name="T63" style:family="text">
      <style:text-properties officeooo:rsid="0022842d"/>
    </style:style>
    <style:style style:name="T64" style:family="text">
      <style:text-properties officeooo:rsid="00244e39"/>
    </style:style>
    <style:style style:name="T65" style:family="text">
      <style:text-properties officeooo:rsid="0025867b"/>
    </style:style>
    <style:style style:name="T66" style:family="text">
      <style:text-properties officeooo:rsid="002edb5a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2fff7d" style:font-weight-asian="normal" style:font-weight-complex="normal"/>
    </style:style>
    <style:style style:name="T69" style:family="text">
      <style:text-properties fo:font-weight="normal" officeooo:rsid="003cbbeb" style:font-weight-asian="normal" style:font-weight-complex="normal"/>
    </style:style>
    <style:style style:name="T70" style:family="text">
      <style:text-properties fo:font-weight="normal" officeooo:rsid="00514f0e" style:font-weight-asian="normal" style:font-weight-complex="normal"/>
    </style:style>
    <style:style style:name="T71" style:family="text">
      <style:text-properties fo:font-weight="normal" officeooo:rsid="00a145c2" style:font-weight-asian="normal" style:font-weight-complex="normal"/>
    </style:style>
    <style:style style:name="T72" style:family="text">
      <style:text-properties fo:font-weight="normal" officeooo:rsid="00b0e5a4" style:font-weight-asian="normal" style:font-weight-complex="normal"/>
    </style:style>
    <style:style style:name="T73" style:family="text">
      <style:text-properties fo:font-weight="normal" officeooo:rsid="00507e69" style:font-weight-asian="normal" style:font-weight-complex="normal"/>
    </style:style>
    <style:style style:name="T74" style:family="text">
      <style:text-properties fo:font-weight="normal" officeooo:rsid="00acdcd6" style:font-weight-asian="normal" style:font-weight-complex="normal"/>
    </style:style>
    <style:style style:name="T75" style:family="text">
      <style:text-properties fo:font-weight="normal" officeooo:rsid="00ae892b" style:font-weight-asian="normal" style:font-weight-complex="normal"/>
    </style:style>
    <style:style style:name="T76" style:family="text">
      <style:text-properties officeooo:rsid="0030ebde"/>
    </style:style>
    <style:style style:name="T77" style:family="text">
      <style:text-properties officeooo:rsid="004c73d4"/>
    </style:style>
    <style:style style:name="T78" style:family="text">
      <style:text-properties officeooo:rsid="004e26c9"/>
    </style:style>
    <style:style style:name="T79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80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81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82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83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4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5" style:family="text">
      <style:text-properties style:font-name="Liberation Serif" fo:font-size="13pt" officeooo:rsid="00b9b4ce" style:font-size-asian="13pt" style:font-size-complex="13pt"/>
    </style:style>
    <style:style style:name="T86" style:family="text">
      <style:text-properties style:font-name="Liberation Serif" fo:font-size="13pt" officeooo:rsid="00bc9323" style:font-size-asian="13pt" style:font-size-complex="13pt"/>
    </style:style>
    <style:style style:name="T87" style:family="text">
      <style:text-properties style:font-name="Liberation Serif" fo:font-size="13pt" fo:font-style="italic" style:font-size-asian="13pt" style:font-style-asian="italic" style:font-size-complex="13pt" style:font-style-complex="italic"/>
    </style:style>
    <style:style style:name="T88" style:family="text">
      <style:text-properties style:font-name="Liberation Serif" fo:font-size="13pt" fo:font-style="italic" officeooo:rsid="00b9b4ce" style:font-size-asian="13pt" style:font-style-asian="italic" style:font-size-complex="13pt" style:font-style-complex="italic"/>
    </style:style>
    <style:style style:name="T89" style:family="text">
      <style:text-properties style:font-name="Liberation Serif" fo:font-size="13pt" fo:font-style="normal" style:font-size-asian="13pt" style:font-style-asian="normal" style:font-size-complex="13pt" style:font-style-complex="normal"/>
    </style:style>
    <style:style style:name="T90" style:family="text">
      <style:text-properties style:font-name="Liberation Serif" fo:font-size="13pt" fo:font-style="normal" officeooo:rsid="00b9b4ce" style:font-size-asian="13pt" style:font-style-asian="normal" style:font-size-complex="13pt" style:font-style-complex="normal"/>
    </style:style>
    <style:style style:name="T91" style:family="text">
      <style:text-properties style:font-name="Liberation Serif" fo:font-size="13pt" fo:font-style="normal" officeooo:rsid="00bc9323" style:font-size-asian="13pt" style:font-style-asian="normal" style:font-size-complex="13pt" style:font-style-complex="normal"/>
    </style:style>
    <style:style style:name="T92" style:family="text">
      <style:text-properties style:font-name="Liberation Serif" fo:font-size="13pt" fo:font-style="normal" officeooo:rsid="00bcf361" style:font-size-asian="13pt" style:font-style-asian="normal" style:font-size-complex="13pt" style:font-style-complex="normal"/>
    </style:style>
    <style:style style:name="T93" style:family="text">
      <style:text-properties style:font-name="Liberation Serif" fo:font-size="13pt" fo:font-style="normal" officeooo:rsid="00bda1f1" style:font-size-asian="13pt" style:font-style-asian="normal" style:font-size-complex="13pt" style:font-style-complex="normal"/>
    </style:style>
    <style:style style:name="T94" style:family="text">
      <style:text-properties officeooo:rsid="005956e0"/>
    </style:style>
    <style:style style:name="T95" style:family="text">
      <style:text-properties officeooo:rsid="005b09d3"/>
    </style:style>
    <style:style style:name="T96" style:family="text">
      <style:text-properties style:text-underline-style="solid" style:text-underline-width="auto" style:text-underline-color="font-color" officeooo:rsid="00625baa"/>
    </style:style>
    <style:style style:name="T97" style:family="text">
      <style:text-properties style:text-underline-style="solid" style:text-underline-width="auto" style:text-underline-color="font-color" officeooo:rsid="00634ec2"/>
    </style:style>
    <style:style style:name="T98" style:family="text">
      <style:text-properties officeooo:rsid="006200fd"/>
    </style:style>
    <style:style style:name="T99" style:family="text">
      <style:text-properties style:text-underline-style="none" officeooo:rsid="00634ec2"/>
    </style:style>
    <style:style style:name="T100" style:family="text">
      <style:text-properties style:text-underline-style="none" officeooo:rsid="0068f0fa"/>
    </style:style>
    <style:style style:name="T101" style:family="text">
      <style:text-properties style:text-underline-style="none" officeooo:rsid="00625baa"/>
    </style:style>
    <style:style style:name="T102" style:family="text">
      <style:text-properties style:text-underline-style="none" officeooo:rsid="006b0861"/>
    </style:style>
    <style:style style:name="T103" style:family="text">
      <style:text-properties officeooo:rsid="00625baa"/>
    </style:style>
    <style:style style:name="T104" style:family="text">
      <style:text-properties officeooo:rsid="0062a451"/>
    </style:style>
    <style:style style:name="T105" style:family="text">
      <style:text-properties officeooo:rsid="0065171a"/>
    </style:style>
    <style:style style:name="T106" style:family="text">
      <style:text-properties fo:font-variant="small-caps" officeooo:rsid="0065171a" fo:background-color="transparent" loext:char-shading-value="0"/>
    </style:style>
    <style:style style:name="T107" style:family="text">
      <style:text-properties fo:font-variant="small-caps" officeooo:rsid="0068dc67" fo:background-color="transparent" loext:char-shading-value="0"/>
    </style:style>
    <style:style style:name="T108" style:family="text">
      <style:text-properties fo:font-variant="small-caps" officeooo:rsid="0068f0fa" fo:background-color="transparent" loext:char-shading-value="0"/>
    </style:style>
    <style:style style:name="T109" style:family="text">
      <style:text-properties fo:font-variant="small-caps" officeooo:rsid="006a11e8" fo:background-color="transparent" loext:char-shading-value="0"/>
    </style:style>
    <style:style style:name="T110" style:family="text">
      <style:text-properties officeooo:rsid="0068dc67"/>
    </style:style>
    <style:style style:name="T111" style:family="text">
      <style:text-properties officeooo:rsid="006a11e8"/>
    </style:style>
    <style:style style:name="T112" style:family="text">
      <style:text-properties officeooo:rsid="006c2c32"/>
    </style:style>
    <style:style style:name="T113" style:family="text">
      <style:text-properties officeooo:rsid="007a73a3"/>
    </style:style>
    <style:style style:name="T114" style:family="text">
      <style:text-properties officeooo:rsid="0085a84a"/>
    </style:style>
    <style:style style:name="T115" style:family="text">
      <style:text-properties officeooo:rsid="0087a4f3"/>
    </style:style>
    <style:style style:name="T116" style:family="text">
      <style:text-properties officeooo:rsid="00919973"/>
    </style:style>
    <style:style style:name="T117" style:family="text">
      <style:text-properties officeooo:rsid="009f1099"/>
    </style:style>
    <style:style style:name="T118" style:family="text">
      <style:text-properties officeooo:rsid="00a145c2"/>
    </style:style>
    <style:style style:name="T119" style:family="text">
      <style:text-properties officeooo:rsid="00ad0558"/>
    </style:style>
    <style:style style:name="T120" style:family="text">
      <style:text-properties officeooo:rsid="00b431ed"/>
    </style:style>
    <style:style style:name="T121" style:family="text">
      <style:text-properties officeooo:rsid="00bb69b7"/>
    </style:style>
    <style:style style:name="T122" style:family="text">
      <style:text-properties fo:background-color="#ffff00" loext:char-shading-value="0"/>
    </style:style>
    <style:style style:name="T123" style:family="text">
      <style:text-properties officeooo:rsid="00ae892b" fo:background-color="#ffff00" loext:char-shading-value="0"/>
    </style:style>
    <style:style style:name="T124" style:family="text">
      <style:text-properties officeooo:rsid="00377ea4" style:font-style-asian="normal" style:font-weight-asian="normal" style:font-style-complex="normal" style:font-weight-complex="normal"/>
    </style:style>
    <style:style style:name="T125" style:family="text">
      <style:text-properties style:font-style-asian="normal" style:font-style-complex="normal"/>
    </style:style>
    <style:style style:name="T126" style:family="text">
      <style:text-properties officeooo:rsid="00377ea4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6"/>
      <text:p text:style-name="P6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6">Selon la norme Cattex, les participes présents doivent être indiqués en tant que tels dans MS, sauf certaines exceptions, explicitées dans le manuel, <text:span text:style-name="T78">pour lesquelles l'écart avec le verbe justifie de les étiqueter en adj en MS (et toujours VERppa en M)</text:span>.</text:p>
      <text:p text:style-name="P1"/>
      <text:p text:style-name="P6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6">« ço fu le jor » : « le jor » en cas <text:span text:style-name="T120">sujet</text:span>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:</text:p>
      <text:p text:style-name="P6"/>
      <text:p text:style-name="P1"/>
      <text:p text:style-name="P5"><text:span text:style-name="T4">⚠ </text:span><text:span text:style-name="T5">P</text:span><text:span text:style-name="T3">our les lemmes ajoutés car absents de TL, voir à la fin de ce document.</text:span></text:p>
      <text:p text:style-name="P8"/>
      <text:p text:style-name="P14"><text:span text:style-name="T79">⚠ </text:span><text:span text:style-name="T80">Attention aux distinctions entre ne1 </text:span><text:span text:style-name="T82">(ne, n', nen)</text:span><text:span text:style-name="T80"> /ne2 </text:span><text:span text:style-name="T82">(ne, ni, n')</text:span><text:span text:style-name="T80"> (ADVneg / CONcoo)  ; <text:s/>se (CONsub) / si (ADVgen) ; </text:span><text:span text:style-name="T81">en1 (PRE) et en2 (ADV) </text:span><text:span text:style-name="T80">;</text:span><text:span text:style-name="T83"> </text:span><text:span text:style-name="T84">cant1 (&lt;quando, qui peut être ADVint, ADVsub, CONsub, ADVgen) et cant2 (&lt;quantum).</text:span></text:p>
      <text:p text:style-name="P4"/>
      <text:p text:style-name="Text_20_body">« <text:span text:style-name="T119">car initial est &lt;ADVgen&gt; lorsqu’il précède un subjonctif d’ordre ou un impératif. Dans </text:span></text:p>
      <text:p text:style-name="Text_20_body">les autres cas, il est &lt;CONcoo&gt; »</text:p>
      <text:p text:style-name="P111">TL <text:span text:style-name="T121">(aussi AND)</text:span> distingue : <text:s/><text:span text:style-name="T85">ainz (&lt; ANTES), </text:span><text:span text:style-name="T88">avant</text:span><text:span text:style-name="T90">, </text:span><text:span text:style-name="T88">au contraire</text:span><text:span text:style-name="T85"> ≠ ainc (</text:span><text:span text:style-name="T86">&lt; *ANQUE, cf. FEW</text:span><text:span text:style-name="T85">), </text:span><text:span text:style-name="T88">jamais </text:span><text:span text:style-name="T91">(</text:span><text:span text:style-name="T92">plus </text:span><text:span text:style-name="T90">rare</text:span><text:span text:style-name="T91">). </text:span><text:span text:style-name="T93">Les graphies des manuscrits sont par contre à peu près interchangeables (ainz, ainc, aincs, einz, etc.)</text:span></text:p>
      <text:p text:style-name="P113"><text:span text:style-name="T88">c</text:span><text:span text:style-name="T87">e1</text:span><text:span text:style-name="T89"> pronom démonstratif neutre (ço en AN) et </text:span><text:span text:style-name="T87">ce2</text:span><text:span text:style-name="T89"> = cel, cest</text:span></text:p>
      <text:p text:style-name="P114">« es/as/ais [TL <text:span text:style-name="T12">ez</text:span><text:span text:style-name="T28">]</text:span> dans la construction <text:span text:style-name="T12">es vos</text:span> est &lt;ADVgen&gt; »</text:p>
      <text:p text:style-name="Heading_20_2">Pronoms personnels</text:p>
      <text:p text:style-name="P7">qui/que à détailler. <text:span text:style-name="T76">Harmoniser lemme sur « qui » quelle que soit la forme ? Pas souhaitable vu fonctionnement de TL (que fait TL, distingue-t-il qui/que/cui</text:span><text:span text:style-name="T11"> </text:span><text:span text:style-name="T76">? =&gt; apparemment, oui)</text:span></text:p>
      <text:p text:style-name="P144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9">Masc. et fém.</text:p>
          </table:table-cell>
          <table:table-cell table:style-name="Tableau4.A1" office:value-type="string">
            <text:p text:style-name="P119">Neutre</text:p>
          </table:table-cell>
          <table:table-cell table:style-name="Tableau4.D1" office:value-type="string">
            <text:p text:style-name="P119">Lemme<text:span text:style-name="T77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20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20">qui, ki ; que, ke</text:p>
          </table:table-cell>
          <table:table-cell table:style-name="Tableau4.D2" office:value-type="string">
            <text:p text:style-name="P95">qui <text:span text:style-name="T67">; </text:span><text:span text:style-name="T112">que2|que3</text:span></text:p>
          </table:table-cell>
        </table:table-row>
        <table:table-row>
          <table:table-cell table:style-name="Tableau4.A2" office:value-type="string">
            <text:p text:style-name="P118">CR1</text:p>
          </table:table-cell>
          <table:table-cell table:style-name="Tableau4.A2" office:value-type="string">
            <text:p text:style-name="P121">que, ke</text:p>
          </table:table-cell>
          <table:table-cell table:style-name="Tableau4.A2" office:value-type="string">
            <text:p text:style-name="P122">que, ke</text:p>
          </table:table-cell>
          <table:table-cell table:style-name="Tableau4.D2" office:value-type="string">
            <text:p text:style-name="P127">que2|que3</text:p>
          </table:table-cell>
        </table:table-row>
        <table:table-row>
          <table:table-cell table:style-name="Tableau4.A2" office:value-type="string">
            <text:p text:style-name="P118">CR2</text:p>
          </table:table-cell>
          <table:table-cell table:style-name="Tableau4.A2" office:value-type="string">
            <text:p text:style-name="P122">cui, qui ; coi, quoi</text:p>
          </table:table-cell>
          <table:table-cell table:style-name="Tableau4.A2" office:value-type="string">
            <text:p text:style-name="P122">coi ; quoi</text:p>
          </table:table-cell>
          <table:table-cell table:style-name="Tableau4.D2" office:value-type="string">
            <text:p text:style-name="P96">cui ; <text:span text:style-name="T94">coi2</text:span></text:p>
          </table:table-cell>
        </table:table-row>
      </table:table>
      <text:p text:style-name="Text_20_body">C'est <text:span text:style-name="T95">un peu compliqué, chez TL, au niveau des lemmes pour </text:span><text:span text:style-name="T19">que</text:span><text:span text:style-name="T95"> (surtout quand on le confronte à la vision Cattex), il distingue :</text:span></text:p>
      <text:p text:style-name="P123"><text:soft-page-break/><text:span text:style-name="T49">que1</text:span> <text:span text:style-name="T105">(&lt; </text:span><text:span text:style-name="T106">quam</text:span><text:span text:style-name="T105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4">CONsub</text:span><text:span text:style-name="T33">, avec le lemme </text:span><text:span text:style-name="T46">que1|</text:span><text:span text:style-name="T45">que4</text:span></text:p>
      <text:p text:style-name="P124"><text:span text:style-name="T49">que2</text:span> <text:span text:style-name="T110">(&lt; </text:span><text:span text:style-name="T106">qu</text:span><text:span text:style-name="T107">i, quem, quam, quod</text:span><text:span text:style-name="T110">) </text:span>: pron. rel., adv. rel. ; qu', ke (8; 9; 18) <text:span text:style-name="T103">=&gt; </text:span><text:span text:style-name="T21">que</text:span><text:span text:style-name="T103"> </text:span><text:span text:style-name="T96">PROrel</text:span><text:span text:style-name="T103">, (la chose que j'ai mangée…), avec le lemme </text:span><text:span text:style-name="T96">que2|que3</text:span><text:span text:style-name="T101">, </text:span><text:span text:style-name="T102">confondu en pratique avec le suivant</text:span></text:p>
      <text:p text:style-name="P125"><text:span text:style-name="T49">que3</text:span> <text:span text:style-name="T110">(&lt; </text:span><text:span text:style-name="T106">qu</text:span><text:span text:style-name="T107">i</text:span><text:span text:style-name="T108">d</text:span><text:span text:style-name="T110">) </text:span>: pron. interrog. ; qu', ke (8; 19; 34) <text:span text:style-name="T104">=&gt; </text:span><text:span text:style-name="T22">que</text:span><text:span text:style-name="T104"> </text:span><text:span text:style-name="T97">PROint</text:span><text:span text:style-name="T99">, </text:span><text:span text:style-name="T100">avec le lemme </text:span><text:span text:style-name="T96">que2|que3</text:span></text:p>
      <text:p text:style-name="P126"><text:span text:style-name="T49">que4</text:span> <text:span text:style-name="T111">(&lt; </text:span><text:span text:style-name="T106">qu</text:span><text:span text:style-name="T109">ia</text:span><text:span text:style-name="T111">) </text:span>: conjunct. ; ques, ke (8; 23; 28) <text:span text:style-name="T98">=&gt; </text:span><text:span text:style-name="T20">que</text:span><text:span text:style-name="T98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5">CONsub</text:span><text:span text:style-name="T48">, avec le lemme </text:span><text:span text:style-name="T46">que1|</text:span><text:span text:style-name="T45">que4</text:span></text:p>
      <text:p text:style-name="P129"><text:span text:style-name="T37">N.B. : </text:span><text:span text:style-name="T39">C</text:span><text:span text:style-name="T37">attex a également un que ADVgen, « dans la négation restrictive (ne [...] que) est étiqueté &lt;ADVgen&gt; ; idem dans la construction ne [...] mais [...] que [...] ou ne [...] mais [...] ». </text:span><text:span text:style-name="T40">On lui donne également le lemme </text:span><text:span text:style-name="T46">que1|</text:span><text:span text:style-name="T45">que4</text:span><text:span text:style-name="T39"> </text:span><text:span text:style-name="T42">(plus précisément, l'occurrence correspond à </text:span><text:span text:style-name="T47">que1</text:span><text:span text:style-name="T42"> de TL)</text:span><text:span text:style-name="T39">. </text:span><text:span text:style-name="T42">Ex. Franceis se taisent, ne mais que Guenelun.</text:span></text:p>
      <text:p text:style-name="P128"><text:span text:style-name="T39">[</text:span><text:span text:style-name="T37">à terme, il pourrait être utile de distinguer plus finement les lemmes dans notre annotation, mais pas fait pour l'instant]</text:span></text:p>
      <text:p text:style-name="P142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0">pers.</text:p>
          </table:table-cell>
          <table:table-cell table:style-name="Tableau5.A1" table:number-columns-spanned="6" office:value-type="string">
            <text:p text:style-name="P69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1">Lemme <text:span text:style-name="T116">retenu</text:span></text:p>
          </table:table-cell>
        </table:table-row>
        <table:table-row>
          <table:table-cell table:style-name="Tableau5.A2" office:value-type="string">
            <text:p text:style-name="P70">1 sg.</text:p>
          </table:table-cell>
          <table:table-cell table:style-name="Tableau5.A2" table:number-columns-spanned="6" office:value-type="string">
            <text:p text:style-name="P76">CS <text:s/>je, …, <text:span text:style-name="T49">gié</text:span></text:p>
            <text:p text:style-name="P76">CR <text:s/>me, <text:span text:style-name="T49">mei, moi</text:span><text:span text:style-name="T67">, </text:span><text:span text:style-name="T49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2">je</text:p>
          </table:table-cell>
        </table:table-row>
        <table:table-row>
          <table:table-cell table:style-name="Tableau5.A2" office:value-type="string">
            <text:p text:style-name="P70">2 sg.</text:p>
          </table:table-cell>
          <table:table-cell table:style-name="Tableau5.A2" table:number-columns-spanned="6" office:value-type="string">
            <text:p text:style-name="P76">CS tu (<text:span text:style-name="T12">pic</text:span>. te)</text:p>
            <text:p text:style-name="P76">CR te, <text:span text:style-name="T49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5">tu</text:p>
          </table:table-cell>
        </table:table-row>
        <table:table-row>
          <table:table-cell table:style-name="Tableau5.A2" office:value-type="string">
            <text:p text:style-name="P70">3 sg.</text:p>
          </table:table-cell>
          <table:table-cell table:style-name="Tableau5.A2" office:value-type="string">
            <text:p text:style-name="P77">masc.</text:p>
            <text:p text:style-name="P76">CS il, ilh, i</text:p>
            <text:p text:style-name="P76">CR le, <text:span text:style-name="T53">lui</text:span></text:p>
            <text:p text:style-name="P79">CRI li, <text:span text:style-name="T49">lui</text:span></text:p>
          </table:table-cell>
          <table:table-cell table:style-name="Tableau5.A2" table:number-columns-spanned="3" office:value-type="string">
            <text:p text:style-name="P77">fém.</text:p>
            <text:p text:style-name="P78">ele</text:p>
            <text:p text:style-name="P78">la (pic. le), <text:span text:style-name="T49">li, lei, lié</text:span></text:p>
            <text:p text:style-name="P78">li, <text:span text:style-name="T49">li, lei, lié</text:span></text:p>
          </table:table-cell>
          <table:covered-table-cell/>
          <table:covered-table-cell/>
          <table:table-cell table:style-name="Tableau5.A2" office:value-type="string">
            <text:p text:style-name="P86">neutre</text:p>
            <text:p text:style-name="P87">il, el</text:p>
            <text:p text:style-name="P87">le, lo,… </text:p>
            <text:p text:style-name="P87"/>
          </table:table-cell>
          <table:table-cell table:style-name="Tableau5.A2" office:value-type="string">
            <text:p text:style-name="P81">réfl.</text:p>
            <text:p text:style-name="P81"/>
            <text:p text:style-name="P83">se, <text:span text:style-name="T49">sei, soi</text:span></text:p>
          </table:table-cell>
          <table:table-cell table:style-name="Tableau5.H2" office:value-type="string">
            <text:p text:style-name="P72">il ; <text:span text:style-name="T117">soi1</text:span></text:p>
          </table:table-cell>
        </table:table-row>
        <table:table-row>
          <table:table-cell table:style-name="Tableau5.A2" office:value-type="string">
            <text:p text:style-name="P70"><text:span text:style-name="T113">1</text:span> <text:span text:style-name="T113">pl</text:span>.</text:p>
          </table:table-cell>
          <table:table-cell table:style-name="Tableau5.A2" table:number-columns-spanned="6" office:value-type="string">
            <text:p text:style-name="P85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nos1</text:p>
          </table:table-cell>
        </table:table-row>
        <table:table-row>
          <table:table-cell table:style-name="Tableau5.A2" office:value-type="string">
            <text:p text:style-name="P70"><text:span text:style-name="T113">2</text:span> <text:span text:style-name="T113">pl</text:span>.</text:p>
          </table:table-cell>
          <table:table-cell table:style-name="Tableau5.A2" table:number-columns-spanned="6" office:value-type="string">
            <text:p text:style-name="P85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vos1</text:p>
          </table:table-cell>
        </table:table-row>
        <table:table-row>
          <table:table-cell table:style-name="Tableau5.A2" office:value-type="string">
            <text:p text:style-name="P70"><text:span text:style-name="T113">3</text:span> <text:span text:style-name="T113">pl</text:span>.</text:p>
          </table:table-cell>
          <table:table-cell table:style-name="Tableau5.A2" table:number-columns-spanned="2" office:value-type="string">
            <text:p text:style-name="P77">masc.</text:p>
            <text:p text:style-name="P76">CS il, ilh, i</text:p>
            <text:p text:style-name="P76">CR le<text:span text:style-name="T114">s, </text:span><text:span text:style-name="T54">els, eus</text:span></text:p>
            <text:p text:style-name="P84">CRI <text:span text:style-name="T114">lor, </text:span><text:span text:style-name="T54">els, eus</text:span></text:p>
          </table:table-cell>
          <table:covered-table-cell/>
          <table:table-cell table:style-name="Tableau5.A2" office:value-type="string">
            <text:p text:style-name="P77">fém.</text:p>
            <text:p text:style-name="P78">ele<text:span text:style-name="T114">s, els, eus</text:span></text:p>
            <text:p text:style-name="P88">les, <text:span text:style-name="T55">eles, els, eus</text:span></text:p>
            <text:p text:style-name="P89">lor, <text:span text:style-name="T49">eles, els, eus</text:span></text:p>
          </table:table-cell>
          <table:table-cell table:style-name="Tableau5.A2" table:number-columns-spanned="3" office:value-type="string">
            <text:p text:style-name="P80">réfl.</text:p>
            <text:p text:style-name="P80"/>
            <text:p text:style-name="P82">se, <text:span text:style-name="T49">sei, soi</text:span></text:p>
          </table:table-cell>
          <table:covered-table-cell/>
          <table:covered-table-cell/>
          <table:table-cell table:style-name="Tableau5.H2" office:value-type="string">
            <text:p text:style-name="P73">il</text:p>
          </table:table-cell>
        </table:table-row>
      </table:table>
      <text:p text:style-name="Text_20_body"/>
      <text:p text:style-name="Text_20_body"/>
      <text:p text:style-name="P143">Pronoms, déterminants et articles possessifs : les paradigmes et leurs lemmes <text:span text:style-name="T115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0">Les deux paradigmes sont distincts au sg., mais en grande partie <text:span text:style-name="T7">communs au pl. TL propose des </text:span><text:soft-page-break/><text:span text:style-name="T7">lemmes pour chaque personne</text:span></text:p>
      <text:p text:style-name="P90"/>
      <text:p text:style-name="P94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6">Masc.</text:p>
          </table:table-cell>
          <table:covered-table-cell/>
          <table:table-cell table:style-name="Tableau1.A1" table:number-columns-spanned="2" office:value-type="string">
            <text:p text:style-name="P16">Fém.</text:p>
          </table:table-cell>
          <table:covered-table-cell/>
          <table:table-cell table:style-name="Tableau1.F1" office:value-type="string">
            <text:p text:style-name="P16">Lemme <text:span text:style-name="T59">TL</text:span></text:p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40">Sg.</text:p>
          </table:table-cell>
          <table:table-cell table:style-name="Tableau1.A2" office:value-type="string">
            <text:p text:style-name="P23">Pl.</text:p>
          </table:table-cell>
          <table:table-cell table:style-name="Tableau1.A2" office:value-type="string">
            <text:p text:style-name="P29">Sg.</text:p>
          </table:table-cell>
          <table:table-cell table:style-name="Tableau1.A2" office:value-type="string">
            <text:p text:style-name="P29">Pl.</text:p>
          </table:table-cell>
          <table:table-cell table:style-name="Tableau1.F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5">1<text:span text:style-name="T9">re</text:span> pers.</text:p>
          </table:table-cell>
          <table:table-cell table:style-name="Tableau1.A2" office:value-type="string">
            <text:p text:style-name="P22">CS <text:span text:style-name="T12">mes</text:span><text:span text:style-name="T28">, </text:span><text:span text:style-name="T12">mis </text:span><text:span text:style-name="T28">(AN)</text:span></text:p>
            <text:p text:style-name="P39">CR <text:span text:style-name="T12">mon, mun</text:span> (AN<text:span text:style-name="T58">)</text:span>, <text:span text:style-name="T12">men</text:span> (pic.)</text:p>
          </table:table-cell>
          <table:table-cell table:style-name="Tableau1.A2" office:value-type="string">
            <text:p text:style-name="P49">mi</text:p>
            <text:p text:style-name="P49">mes</text:p>
          </table:table-cell>
          <table:table-cell table:style-name="Tableau1.A2" office:value-type="string">
            <text:p text:style-name="P28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49">mes</text:p>
          </table:table-cell>
          <table:table-cell table:style-name="Tableau1.F2" office:value-type="string">
            <text:p text:style-name="P59">mon1</text:p>
          </table:table-cell>
        </table:table-row>
        <table:table-row>
          <table:table-cell table:style-name="Tableau1.A2" office:value-type="string">
            <text:p text:style-name="P64">2<text:span text:style-name="T9">e</text:span> pers.</text:p>
          </table:table-cell>
          <table:table-cell table:style-name="Tableau1.A2" office:value-type="string">
            <text:p text:style-name="P28">CS <text:span text:style-name="T12">tes, tis</text:span></text:p>
            <text:p text:style-name="P28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49">ti</text:p>
            <text:p text:style-name="P49">tes</text:p>
          </table:table-cell>
          <table:table-cell table:style-name="Tableau1.A2" office:value-type="string">
            <text:p text:style-name="P28"><text:span text:style-name="T12">ta</text:span>, <text:span text:style-name="T12">te</text:span></text:p>
          </table:table-cell>
          <table:table-cell table:style-name="Tableau1.A2" office:value-type="string">
            <text:p text:style-name="P49">tes</text:p>
          </table:table-cell>
          <table:table-cell table:style-name="Tableau1.F2" office:value-type="string">
            <text:p text:style-name="P59">ton4</text:p>
          </table:table-cell>
        </table:table-row>
        <table:table-row>
          <table:table-cell table:style-name="Tableau1.A2" office:value-type="string">
            <text:p text:style-name="P64">3<text:span text:style-name="T9">e</text:span> pers.</text:p>
          </table:table-cell>
          <table:table-cell table:style-name="Tableau1.A2" office:value-type="string">
            <text:p text:style-name="P28">CS <text:span text:style-name="T12">ses</text:span></text:p>
            <text:p text:style-name="P28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49">si</text:p>
            <text:p text:style-name="P49">ses</text:p>
          </table:table-cell>
          <table:table-cell table:style-name="Tableau1.A2" office:value-type="string">
            <text:p text:style-name="P49">sa<text:span text:style-name="T28">, </text:span>se</text:p>
          </table:table-cell>
          <table:table-cell table:style-name="Tableau1.A2" office:value-type="string">
            <text:p text:style-name="P49">ses</text:p>
          </table:table-cell>
          <table:table-cell table:style-name="Tableau1.F2" office:value-type="string">
            <text:p text:style-name="P45"><text:span text:style-name="T49">son4</text:span> </text:p>
            <text:p text:style-name="P50">(en réalité, pas une vraie entrée, mais un renvoi à suen<text:span text:style-name="T57">…</text:span>)</text:p>
          </table:table-cell>
        </table:table-row>
      </table:table>
      <text:p text:style-name="P90"/>
      <text:p text:style-name="P90"/>
      <text:p text:style-name="P93">Adjectif possessif fort, <text:span text:style-name="T60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7"/>
          </table:table-cell>
          <table:table-cell table:style-name="Tableau2.A1" table:number-columns-spanned="2" office:value-type="string">
            <text:p text:style-name="P17">Masc.</text:p>
          </table:table-cell>
          <table:covered-table-cell/>
          <table:table-cell table:style-name="Tableau2.A1" table:number-columns-spanned="2" office:value-type="string">
            <text:p text:style-name="P17">Fém.</text:p>
          </table:table-cell>
          <table:covered-table-cell/>
          <table:table-cell table:style-name="Tableau2.F1" office:value-type="string">
            <text:p text:style-name="P17">Lemme <text:span text:style-name="T59">TL</text:span></text:p>
          </table:table-cell>
        </table:table-row>
        <table:table-row>
          <table:table-cell table:style-name="Tableau2.A2" office:value-type="string">
            <text:p text:style-name="P19"/>
          </table:table-cell>
          <table:table-cell table:style-name="Tableau2.A2" office:value-type="string">
            <text:p text:style-name="P41">Sg.</text:p>
          </table:table-cell>
          <table:table-cell table:style-name="Tableau2.A2" office:value-type="string">
            <text:p text:style-name="P24">Pl.</text:p>
          </table:table-cell>
          <table:table-cell table:style-name="Tableau2.A2" office:value-type="string">
            <text:p text:style-name="P30">Sg.</text:p>
          </table:table-cell>
          <table:table-cell table:style-name="Tableau2.A2" office:value-type="string">
            <text:p text:style-name="P30">Pl.</text:p>
          </table:table-cell>
          <table:table-cell table:style-name="Tableau2.F2" office:value-type="string">
            <text:p text:style-name="P34"/>
          </table:table-cell>
        </table:table-row>
        <table:table-row>
          <table:table-cell table:style-name="Tableau2.A2" office:value-type="string">
            <text:p text:style-name="P19">1<text:span text:style-name="T9">re</text:span> pers.</text:p>
          </table:table-cell>
          <table:table-cell table:style-name="Tableau2.A2" office:value-type="string">
            <text:p text:style-name="P26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3">CR <text:span text:style-name="T12">m</text:span><text:span text:style-name="T13">ien</text:span><text:span text:style-name="T12">, </text:span><text:span text:style-name="T13">men</text:span> (AN<text:span text:style-name="T58">)</text:span></text:p>
          </table:table-cell>
          <table:table-cell table:style-name="Tableau2.A2" office:value-type="string">
            <text:p text:style-name="P51">mien, men</text:p>
            <text:p text:style-name="P51">miens, mens</text:p>
          </table:table-cell>
          <table:table-cell table:style-name="Tableau2.A2" office:value-type="string">
            <text:p text:style-name="P35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1">meie, …</text:p>
          </table:table-cell>
          <table:table-cell table:style-name="Tableau2.F2" office:value-type="string">
            <text:p text:style-name="P60">mien</text:p>
          </table:table-cell>
        </table:table-row>
        <table:table-row>
          <table:table-cell table:style-name="Tableau2.A2" office:value-type="string">
            <text:p text:style-name="P65">2<text:span text:style-name="T9">e</text:span> pers.</text:p>
          </table:table-cell>
          <table:table-cell table:style-name="Tableau2.A2" office:value-type="string">
            <text:p text:style-name="P32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2"><text:span text:style-name="T28">CR </text:span><text:span text:style-name="T13">tuen</text:span></text:p>
          </table:table-cell>
          <table:table-cell table:style-name="Tableau2.A2" office:value-type="string">
            <text:p text:style-name="P51">tuen, …</text:p>
            <text:p text:style-name="P51">tuens,…</text:p>
          </table:table-cell>
          <table:table-cell table:style-name="Tableau2.A2" office:value-type="string">
            <text:p text:style-name="P35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1">toes,…</text:p>
          </table:table-cell>
          <table:table-cell table:style-name="Tableau2.F2" office:value-type="string">
            <text:p text:style-name="P57">tuen</text:p>
            <text:p text:style-name="P63">(renv. à ton4…)</text:p>
          </table:table-cell>
        </table:table-row>
        <table:table-row>
          <table:table-cell table:style-name="Tableau2.A2" office:value-type="string">
            <text:p text:style-name="P65">3<text:span text:style-name="T9">e</text:span> pers.</text:p>
          </table:table-cell>
          <table:table-cell table:style-name="Tableau2.A2" office:value-type="string">
            <text:p text:style-name="P32">CS <text:span text:style-name="T13">suens, suns, soens</text:span></text:p>
            <text:p text:style-name="P32"><text:span text:style-name="T28">CR </text:span><text:span text:style-name="T13">suen, sun, soen</text:span></text:p>
          </table:table-cell>
          <table:table-cell table:style-name="Tableau2.A2" office:value-type="string">
            <text:p text:style-name="P51">suen, …</text:p>
            <text:p text:style-name="P51">suens,…</text:p>
          </table:table-cell>
          <table:table-cell table:style-name="Tableau2.A2" office:value-type="string">
            <text:p text:style-name="P51">soe, soue, seue,…</text:p>
          </table:table-cell>
          <table:table-cell table:style-name="Tableau2.A2" office:value-type="string">
            <text:p text:style-name="P51">soes,…</text:p>
          </table:table-cell>
          <table:table-cell table:style-name="Tableau2.F2" office:value-type="string">
            <text:p text:style-name="P47">suen</text:p>
          </table:table-cell>
        </table:table-row>
      </table:table>
      <text:p text:style-name="P9"/>
      <text:p text:style-name="P91"/>
      <text:p text:style-name="P92">Possesseurs multiples</text:p>
      <text:p text:style-name="P116">Cert<text:span text:style-name="T61">ains grammairiens distinguent, et d'autres non, deux paradigmes séparés pour « article » et adjectif possessif. Les formes sont en tous cas assez largement communes… et TL ne fait pas de distinction de lemmes.</text:span></text:p>
      <text:p text:style-name="P117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8"/>
          </table:table-cell>
          <table:table-cell table:style-name="Tableau3.A1" table:number-columns-spanned="2" office:value-type="string">
            <text:p text:style-name="P18">Masc.</text:p>
          </table:table-cell>
          <table:covered-table-cell/>
          <table:table-cell table:style-name="Tableau3.A1" table:number-columns-spanned="2" office:value-type="string">
            <text:p text:style-name="P18">Fém.</text:p>
          </table:table-cell>
          <table:covered-table-cell/>
          <table:table-cell table:style-name="Tableau3.F1" office:value-type="string">
            <text:p text:style-name="P18">Lemme <text:span text:style-name="T59">TL</text:span></text:p>
          </table:table-cell>
        </table:table-row>
        <table:table-row>
          <table:table-cell table:style-name="Tableau3.A2" office:value-type="string">
            <text:p text:style-name="P20"/>
          </table:table-cell>
          <table:table-cell table:style-name="Tableau3.A2" office:value-type="string">
            <text:p text:style-name="P42">Sg.</text:p>
          </table:table-cell>
          <table:table-cell table:style-name="Tableau3.A2" office:value-type="string">
            <text:p text:style-name="P25">Pl.</text:p>
          </table:table-cell>
          <table:table-cell table:style-name="Tableau3.A2" office:value-type="string">
            <text:p text:style-name="P31">Sg.</text:p>
          </table:table-cell>
          <table:table-cell table:style-name="Tableau3.A2" office:value-type="string">
            <text:p text:style-name="P31">Pl.</text:p>
          </table:table-cell>
          <table:table-cell table:style-name="Tableau3.F2" office:value-type="string">
            <text:p text:style-name="P36"/>
          </table:table-cell>
        </table:table-row>
        <table:table-row>
          <table:table-cell table:style-name="Tableau3.A2" office:value-type="string">
            <text:p text:style-name="P20">1<text:span text:style-name="T9">re</text:span> pers.</text:p>
          </table:table-cell>
          <table:table-cell table:style-name="Tableau3.A2" office:value-type="string">
            <text:p text:style-name="P27">CS <text:span text:style-name="T14">nostre(s)</text:span><text:span text:style-name="T30">, </text:span><text:span text:style-name="T14">nos</text:span><text:span text:style-name="T30"> (pic.)</text:span></text:p>
            <text:p text:style-name="P44">CR <text:span text:style-name="T14">nostre, no</text:span><text:span text:style-name="T62"> (pic.)</text:span></text:p>
          </table:table-cell>
          <table:table-cell table:style-name="Tableau3.A2" office:value-type="string">
            <text:p text:style-name="P52">nostre, no<text:span text:style-name="T28"> (pic.)</text:span></text:p>
            <text:p text:style-name="P52">noz, nos<text:span text:style-name="T28"> (dt pic.)</text:span><text:span text:style-name="T10">1</text:span></text:p>
          </table:table-cell>
          <table:table-cell table:style-name="Tableau3.A2" office:value-type="string">
            <text:p text:style-name="P37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5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1">nostre</text:p>
          </table:table-cell>
        </table:table-row>
        <table:table-row>
          <table:table-cell table:style-name="Tableau3.A2" office:value-type="string">
            <text:p text:style-name="P66">2<text:span text:style-name="T9">e</text:span> pers.</text:p>
          </table:table-cell>
          <table:table-cell table:style-name="Tableau3.A2" office:value-type="string">
            <text:p text:style-name="P33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6"><text:span text:style-name="T58">C</text:span>R <text:span text:style-name="T15">vostre</text:span><text:span text:style-name="T63">, </text:span><text:span text:style-name="T15">vo</text:span><text:span text:style-name="T63"> (pic.)</text:span></text:p>
          </table:table-cell>
          <table:table-cell table:style-name="Tableau3.A2" office:value-type="string">
            <text:p text:style-name="P46"><text:span text:style-name="T15">vostre</text:span><text:span text:style-name="T63">, </text:span><text:span text:style-name="T15">vo</text:span><text:span text:style-name="T63"> (pic.)</text:span></text:p>
            <text:p text:style-name="P53"><text:span text:style-name="T64">v</text:span>oz, <text:span text:style-name="T64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38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6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2">vostre</text:p>
          </table:table-cell>
        </table:table-row>
        <table:table-row>
          <table:table-cell table:style-name="Tableau3.A2" office:value-type="string">
            <text:p text:style-name="P66">3<text:span text:style-name="T9">e</text:span> pers.</text:p>
          </table:table-cell>
          <table:table-cell table:style-name="Tableau3.A2" table:number-columns-spanned="4" office:value-type="string">
            <text:p text:style-name="P54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8">lor2</text:p>
            <text:p text:style-name="P58">ne pas confondre avec lor &gt;&gt; il, pron. pers.</text:p>
          </table:table-cell>
        </table:table-row>
      </table:table>
      <text:p text:style-name="P10"><text:soft-page-break/></text:p>
      <text:p text:style-name="P12">1 : G. Hasenohr distingue des formes <text:span text:style-name="T12">nostres</text:span>, <text:span text:style-name="T12">vostres</text:span> caractéristiques du <text:span text:style-name="T65">masc.</text:span> CR pl.<text:span text:style-name="T65"> et fém. pl.</text:span> de l'adj. poss.</text:p>
      <text:p text:style-name="P11"/>
      <text:p text:style-name="P11">N.B. : il existe un neutre de l'adj. poss., équivalent au CR masculin <text:span text:style-name="T65">(ex. </text:span><text:span text:style-name="T16">Tout ert vostre aprés sa fin)</text:span></text:p>
      <text:p text:style-name="P13"/>
      <text:p text:style-name="Heading_20_3">Lemmes absents de TL et ajoutés</text:p>
      <text:p text:style-name="Text_20_body"><text:span text:style-name="T49">acesmeement </text:span><text:span text:style-name="T67">lemme du DMF, car pas d'entrée dans TL, mais </text:span><text:span text:style-name="T69">cité dans acesmer</text:span></text:p>
      <text:p text:style-name="P97">aigrement<text:span text:style-name="T67"> </text:span></text:p>
      <text:p text:style-name="P137"><text:span text:style-name="T49">adureement</text:span>, lemme de Godefroy (absent de TL)</text:p>
      <text:p text:style-name="P98">aigrement</text:p>
      <text:p text:style-name="P98"><text:span text:style-name="T123">almaafle</text:span><text:span text:style-name="T75">, terme propre à Otinel (lemme provisoire)</text:span></text:p>
      <text:p text:style-name="P114"><text:span text:style-name="T123">arestison</text:span><text:span text:style-name="T75">, </text:span><text:span text:style-name="T67">lemme absent de TL, lemme Godefroy utilisé (&lt;DMF ARRESTOISON&gt;, &lt;G arestison&gt;, &lt;AND aretison&gt;)</text:span></text:p>
      <text:p text:style-name="P112"><text:span text:style-name="T122">atroper</text:span><text:span text:style-name="T67"> lemme absent de TL, lemme Godefroy/DMF utilisé</text:span></text:p>
      <text:p text:style-name="P141"><text:span text:style-name="T49">autrement</text:span><text:span text:style-name="T67">, adv. (à </text:span><text:span text:style-name="T23">autre</text:span><text:span text:style-name="T37"> dans TL)</text:span></text:p>
      <text:p text:style-name="P138"><text:span text:style-name="T49">belement</text:span><text:span text:style-name="T67">, (à </text:span><text:span text:style-name="T23">bel1</text:span><text:span text:style-name="T37"> dans TL)</text:span></text:p>
      <text:p text:style-name="P132"><text:span text:style-name="T49">c</text:span><text:span text:style-name="T51">an</text:span><text:span text:style-name="T49">t</text:span><text:span text:style-name="T51">que</text:span><text:span text:style-name="T69"> </text:span><text:span text:style-name="T67">(</text:span><text:span text:style-name="T69">PROrel</text:span><text:span text:style-name="T67">), </text:span><text:span text:style-name="T71">sous entrée de cant2 dans TL</text:span></text:p>
      <text:p text:style-name="P133"><text:span text:style-name="T51">c</text:span><text:span text:style-name="T49">eelement</text:span><text:span text:style-name="T67">, </text:span><text:span text:style-name="T72">(à </text:span><text:span text:style-name="T23">céler1</text:span><text:span text:style-name="T67"> dans TL</text:span><text:span text:style-name="T72">)</text:span></text:p>
      <text:p text:style-name="P99"><text:span text:style-name="T118">comunaument</text:span><text:span text:style-name="T71">, </text:span><text:span text:style-name="T72">(à </text:span><text:span text:style-name="T24">comunal</text:span><text:span text:style-name="T71"> dans TL</text:span><text:span text:style-name="T72">)</text:span></text:p>
      <text:p text:style-name="P134"><text:span text:style-name="T51">damnedeu</text:span><text:span text:style-name="T69"> </text:span><text:span text:style-name="T73">(renvoi </text:span><text:span text:style-name="T70">dans </text:span><text:span text:style-name="T73">TL)</text:span></text:p>
      <text:p text:style-name="Text_20_body"><text:span text:style-name="T51">dragoncel</text:span><text:span text:style-name="T69"> </text:span><text:span text:style-name="T67">(renvoi dans TL)</text:span></text:p>
      <text:p text:style-name="P139"><text:span text:style-name="T49">durement</text:span><text:span text:style-name="T67"> </text:span></text:p>
      <text:p text:style-name="P105">fierement</text:p>
      <text:p text:style-name="P100"><text:span text:style-name="T51">forment</text:span><text:span text:style-name="T69">, </text:span><text:span text:style-name="T72">(</text:span><text:span text:style-name="T69">à </text:span><text:span text:style-name="T25">fort</text:span><text:span text:style-name="T69"> dans TL</text:span><text:span text:style-name="T72">)</text:span></text:p>
      <text:p text:style-name="Text_20_body"><text:span text:style-name="T51">g</text:span><text:span text:style-name="T49">entement</text:span><text:span text:style-name="T67"> </text:span><text:span text:style-name="T74">(TL gent2)</text:span></text:p>
      <text:p text:style-name="P135"><text:span text:style-name="T49">granment</text:span><text:span text:style-name="T67">, </text:span><text:span text:style-name="T72">(à </text:span><text:span text:style-name="T23">grant</text:span><text:span text:style-name="T67"> dans TL</text:span><text:span text:style-name="T72">)</text:span></text:p>
      <text:p text:style-name="Text_20_body"><text:span text:style-name="T49">hautement</text:span> (sous entrée de haut)</text:p>
      <text:p text:style-name="P101">isnelement<text:span text:style-name="T67">, </text:span><text:span text:style-name="T72">(à</text:span><text:span text:style-name="T67"> </text:span><text:span text:style-name="T23">isnel</text:span><text:span text:style-name="T67"> dans TL</text:span><text:span text:style-name="T72">)</text:span></text:p>
      <text:p text:style-name="Text_20_body"><text:span text:style-name="T49">ja+mais1</text:span><text:span text:style-name="T67"> lorsque </text:span><text:span text:style-name="T23">jamés</text:span><text:span text:style-name="T67"> graphié en une unité dans le ms. (cf. DMF, AND jamés), sinon, on utilise les deux étiquettes </text:span><text:span text:style-name="T68">séparément.</text:span></text:p>
      <text:p text:style-name="Text_20_body"><text:span text:style-name="T52">lëaument</text:span><text:span text:style-name="T68"> </text:span></text:p>
      <text:p text:style-name="P136"><text:span text:style-name="T56">longement</text:span><text:span text:style-name="T69">, </text:span><text:span text:style-name="T72">(à </text:span><text:span text:style-name="T25">lonc</text:span><text:span text:style-name="T69"> dans TL</text:span><text:span text:style-name="T72">)</text:span></text:p>
      <text:p text:style-name="P109"><text:soft-page-break/>malement<text:span text:style-name="T67">, adv (à </text:span><text:span text:style-name="T23">mal</text:span><text:span text:style-name="T37"> dans TL)</text:span></text:p>
      <text:p text:style-name="Text_20_body"><text:span text:style-name="T49">menüement</text:span><text:span text:style-name="T67"> (entrée à menu dans TL)</text:span></text:p>
      <text:p text:style-name="P131"><text:span text:style-name="T49">mescrëant</text:span><text:span text:style-name="T67"> </text:span></text:p>
      <text:p text:style-name="P130"><text:span text:style-name="T49">orgoillosement</text:span><text:span text:style-name="T67"> </text:span></text:p>
      <text:p text:style-name="Text_20_body"><text:span text:style-name="T49">par</text:span><text:span text:style-name="T50">2</text:span><text:span text:style-name="T66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10"><text:span text:style-name="T32">p</text:span><text:span text:style-name="T28">remierement</text:span><text:span text:style-name="T37">, adv., (à </text:span><text:span text:style-name="T23">premier</text:span><text:span text:style-name="T37"> dans TL)</text:span></text:p>
      <text:p text:style-name="P102"><text:span text:style-name="T32">p</text:span><text:span text:style-name="T28">riveement</text:span><text:span text:style-name="T37">, (à </text:span><text:span text:style-name="T23">privé1</text:span><text:span text:style-name="T37"> dans TL)</text:span></text:p>
      <text:p text:style-name="P103"><text:span text:style-name="T32">p</text:span><text:span text:style-name="T28">rodome</text:span><text:span text:style-name="T37">, (à </text:span><text:span text:style-name="T23">pro</text:span><text:span text:style-name="T37"> dans TL)</text:span></text:p>
      <text:p text:style-name="P106"><text:span text:style-name="T32">rëondement</text:span><text:span text:style-name="T41">, (à </text:span><text:span text:style-name="T26">rëont</text:span><text:span text:style-name="T41"> dans TL)</text:span></text:p>
      <text:p text:style-name="P107"><text:span text:style-name="T32">s</text:span><text:span text:style-name="T28">aintisme</text:span><text:span text:style-name="T37"> (adj.), (à </text:span><text:span text:style-name="T23">saint1</text:span><text:span text:style-name="T37"> dans TL)</text:span></text:p>
      <text:p text:style-name="P104"><text:span text:style-name="T32">sëurement</text:span><text:span text:style-name="T41">, (à </text:span><text:span text:style-name="T26">sëur</text:span><text:span text:style-name="T41"> dant TL)</text:span></text:p>
      <text:p text:style-name="Text_20_body"><text:span text:style-name="T49">sobitement</text:span><text:span text:style-name="T67"> (sous entrée de </text:span><text:span text:style-name="T23">sobit</text:span><text:span text:style-name="T37"> que nous autonomisons)</text:span></text:p>
      <text:p text:style-name="Text_20_body"><text:span text:style-name="T49">suzsele</text:span><text:span text:style-name="T28"> </text:span><text:span text:style-name="T38">lemme emprunté à l'AND, car absent de TL</text:span></text:p>
      <text:p text:style-name="P108"><text:span text:style-name="T35">t</text:span><text:span text:style-name="T28">ozjors</text:span><text:span text:style-name="T37">, adv (absent du TL)</text:span></text:p>
      <text:p text:style-name="P145"><text:span text:style-name="T35">vaillant</text:span><text:span text:style-name="T38"> (subst.), (à </text:span><text:span text:style-name="T27">valoir</text:span><text:span text:style-name="T38"> dans TL</text:span><text:span text:style-name="T43">)</text:span></text:p>
      <text:p text:style-name="P146"><text:span text:style-name="T36">v</text:span><text:span text:style-name="T28">ilment</text:span><text:span text:style-name="T37">, adv. (à </text:span><text:span text:style-name="T23">vil1</text:span><text:span text:style-name="T37"> dans TL)</text:span></text:p>
      <text:p text:style-name="P115"><text:span text:style-name="T35">v</text:span><text:span text:style-name="T28">istement</text:span></text:p>
      <text:p text:style-name="P115"/>
      <text:p text:style-name="P140"><text:span text:style-name="T28">On peut se demander pourquoi TL proposer un lemme </text:span><text:span text:style-name="T12">sans</text:span><text:span text:style-name="T28"> (&lt;SINE) plutôt que </text:span><text:span text:style-name="T12">sen(s)</text:span><text:span text:style-name="T28">, qui serait plus conforme à l'étymologie et à sa pratique habitu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sans-serif"/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27T17:40:13.934593000</dc:date>
    <meta:editing-duration>P4DT9H27M58S</meta:editing-duration>
    <meta:editing-cycles>170</meta:editing-cycles>
    <meta:generator>LibreOffice/4.4.3.2$MacOSX_X86_64 LibreOffice_project/88805f81e9fe61362df02b9941de8e38a9b5fd16</meta:generator>
    <meta:document-statistic meta:table-count="5" meta:image-count="0" meta:object-count="0" meta:page-count="5" meta:paragraph-count="230" meta:word-count="1325" meta:character-count="7078" meta:non-whitespace-character-count="5968"/>
  </office:meta>
</office:document-meta>
</file>